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ObjectReplacements/Object 1" manifest:media-type=""/>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serif" svg:font-family="serif"/>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2.8125in" table:align="left"/>
    </style:style>
    <style:style style:name="Table1.A" style:family="table-column">
      <style:table-column-properties style:column-width="2.8125in"/>
    </style:style>
    <style:style style:name="Table1.A1" style:family="table-cell">
      <style:table-cell-properties fo:padding="0.0382in" fo:border="0.05pt solid #000000"/>
    </style:style>
    <style:style style:name="Table2" style:family="table">
      <style:table-properties style:width="6.9319in" fo:margin-left="0in" table:align="left"/>
    </style:style>
    <style:style style:name="Table2.A" style:family="table-column">
      <style:table-column-properties style:column-width="0.9319in"/>
    </style:style>
    <style:style style:name="Table2.B" style:family="table-column">
      <style:table-column-properties style:column-width="1.9431in"/>
    </style:style>
    <style:style style:name="Table2.C" style:family="table-column">
      <style:table-column-properties style:column-width="1.1819in"/>
    </style:style>
    <style:style style:name="Table2.D" style:family="table-column">
      <style:table-column-properties style:column-width="0.9431in"/>
    </style:style>
    <style:style style:name="Table2.E" style:family="table-column">
      <style:table-column-properties style:column-width="0.5in"/>
    </style:style>
    <style:style style:name="Table2.F" style:family="table-column">
      <style:table-column-properties style:column-width="0.625in"/>
    </style:style>
    <style:style style:name="Table2.G" style:family="table-column">
      <style:table-column-properties style:column-width="0.8069in"/>
    </style:style>
    <style:style style:name="Table2.A1" style:family="table-cell">
      <style:table-cell-properties fo:padding="0.0382in" fo:border-left="0.05pt solid #000000" fo:border-right="none" fo:border-top="0.05pt solid #000000" fo:border-bottom="0.05pt solid #000000"/>
    </style:style>
    <style:style style:name="Table2.G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G2" style:family="table-cell">
      <style:table-cell-properties fo:padding="0.0382in" fo:border-left="0.05pt solid #000000" fo:border-right="0.05pt solid #000000" fo:border-top="none" fo:border-bottom="0.05pt solid #000000"/>
    </style:style>
    <style:style style:name="Table3" style:family="table">
      <style:table-properties style:width="6.9319in" fo:margin-left="0in" table:align="left"/>
    </style:style>
    <style:style style:name="Table3.A" style:family="table-column">
      <style:table-column-properties style:column-width="0.9319in"/>
    </style:style>
    <style:style style:name="Table3.B" style:family="table-column">
      <style:table-column-properties style:column-width="1.9431in"/>
    </style:style>
    <style:style style:name="Table3.C" style:family="table-column">
      <style:table-column-properties style:column-width="1.1819in"/>
    </style:style>
    <style:style style:name="Table3.D" style:family="table-column">
      <style:table-column-properties style:column-width="0.9431in"/>
    </style:style>
    <style:style style:name="Table3.E" style:family="table-column">
      <style:table-column-properties style:column-width="0.5in"/>
    </style:style>
    <style:style style:name="Table3.F" style:family="table-column">
      <style:table-column-properties style:column-width="0.625in"/>
    </style:style>
    <style:style style:name="Table3.G" style:family="table-column">
      <style:table-column-properties style:column-width="0.8069in"/>
    </style:style>
    <style:style style:name="Table3.A1" style:family="table-cell">
      <style:table-cell-properties fo:padding="0.0382in" fo:border-left="0.05pt solid #000000" fo:border-right="none" fo:border-top="0.05pt solid #000000" fo:border-bottom="0.05pt solid #000000"/>
    </style:style>
    <style:style style:name="Table3.G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G2" style:family="table-cell">
      <style:table-cell-properties fo:padding="0.0382in" fo:border-left="0.05pt solid #000000" fo:border-right="0.05pt solid #000000" fo:border-top="none" fo:border-bottom="0.05pt solid #000000"/>
    </style:style>
    <style:style style:name="Table4" style:family="table">
      <style:table-properties style:width="6.9201in" table:align="left"/>
    </style:style>
    <style:style style:name="Table4.A" style:family="table-column">
      <style:table-column-properties style:column-width="1.5in"/>
    </style:style>
    <style:style style:name="Table4.B" style:family="table-column">
      <style:table-column-properties style:column-width="1.375in"/>
    </style:style>
    <style:style style:name="Table4.C" style:family="table-column">
      <style:table-column-properties style:column-width="1.1819in"/>
    </style:style>
    <style:style style:name="Table4.D" style:family="table-column">
      <style:table-column-properties style:column-width="0.9431in"/>
    </style:style>
    <style:style style:name="Table4.E" style:family="table-column">
      <style:table-column-properties style:column-width="0.5in"/>
    </style:style>
    <style:style style:name="Table4.F" style:family="table-column">
      <style:table-column-properties style:column-width="0.6278in"/>
    </style:style>
    <style:style style:name="Table4.G" style:family="table-column">
      <style:table-column-properties style:column-width="0.7924in"/>
    </style:style>
    <style:style style:name="Table4.A1" style:family="table-cell">
      <style:table-cell-properties fo:padding="0.0382in" fo:border-left="0.05pt solid #000000" fo:border-right="none" fo:border-top="0.05pt solid #000000" fo:border-bottom="0.05pt solid #000000"/>
    </style:style>
    <style:style style:name="Table4.G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G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fo:font-size="16pt" style:font-size-asian="14pt" style:font-size-complex="16pt"/>
    </style:style>
    <style:style style:name="P2" style:family="paragraph" style:parent-style-name="Standard">
      <style:paragraph-properties fo:text-align="center" style:justify-single-word="false"/>
      <style:text-properties style:font-name="Liberation Sans" fo:font-size="18pt" fo:language="el" fo:country="GR" fo:font-weight="bold" style:font-size-asian="18pt" style:font-weight-asian="bold" style:font-size-complex="18pt" style:font-weight-complex="bold"/>
    </style:style>
    <style:style style:name="P3" style:family="paragraph" style:parent-style-name="Standard">
      <style:text-properties style:font-name="Liberation Sans" fo:font-size="18pt" fo:language="el" fo:country="GR" style:font-size-asian="15.75pt" style:font-size-complex="18pt"/>
    </style:style>
    <style:style style:name="P4" style:family="paragraph" style:parent-style-name="Standard">
      <style:paragraph-properties fo:text-align="center" style:justify-single-word="false"/>
      <style:text-properties style:font-name="Liberation Sans" fo:font-size="16pt" fo:language="el" fo:country="GR" fo:font-weight="bold" style:font-size-asian="16pt" style:font-weight-asian="bold" style:font-size-complex="16pt" style:font-weight-complex="bold"/>
    </style:style>
    <style:style style:name="P5" style:family="paragraph" style:parent-style-name="Standard">
      <style:paragraph-properties fo:text-align="justify" style:justify-single-word="false"/>
      <style:text-properties style:font-name="Liberation Sans" fo:font-size="12pt" fo:language="el" fo:country="GR" fo:font-weight="normal" officeooo:rsid="0046c3a4" officeooo:paragraph-rsid="0048af20" style:font-size-asian="10.5pt" style:font-weight-asian="normal" style:font-size-complex="12pt" style:font-weight-complex="normal"/>
    </style:style>
    <style:style style:name="P6" style:family="paragraph" style:parent-style-name="Standard">
      <style:text-properties officeooo:paragraph-rsid="000c6be3"/>
    </style:style>
    <style:style style:name="P7" style:family="paragraph" style:parent-style-name="Standard">
      <style:paragraph-properties fo:text-align="justify" style:justify-single-word="false"/>
      <style:text-properties fo:language="el" fo:country="GR" officeooo:rsid="00245dd5" officeooo:paragraph-rsid="00245dd5"/>
    </style:style>
    <style:style style:name="P8" style:family="paragraph" style:parent-style-name="Standard">
      <style:paragraph-properties fo:text-align="justify" style:justify-single-word="false"/>
      <style:text-properties fo:language="el" fo:country="GR" officeooo:rsid="00245dd5" officeooo:paragraph-rsid="003c1345"/>
    </style:style>
    <style:style style:name="P9" style:family="paragraph" style:parent-style-name="Standard">
      <style:paragraph-properties fo:text-align="justify" style:justify-single-word="false"/>
      <style:text-properties fo:language="el" fo:country="GR" officeooo:rsid="00245dd5" officeooo:paragraph-rsid="00b95847"/>
    </style:style>
    <style:style style:name="P10" style:family="paragraph" style:parent-style-name="Standard">
      <style:text-properties fo:language="el" fo:country="GR" officeooo:rsid="0048af20" officeooo:paragraph-rsid="0048af20"/>
    </style:style>
    <style:style style:name="P11" style:family="paragraph" style:parent-style-name="Standard">
      <style:paragraph-properties fo:text-align="justify" style:justify-single-word="false"/>
      <style:text-properties fo:language="el" fo:country="GR" officeooo:rsid="00b8eee8" officeooo:paragraph-rsid="002eb9cf"/>
    </style:style>
    <style:style style:name="P12" style:family="paragraph" style:parent-style-name="Standard">
      <style:paragraph-properties fo:text-align="justify" style:justify-single-word="false"/>
      <style:text-properties fo:language="el" fo:country="GR" officeooo:rsid="00b8eee8" officeooo:paragraph-rsid="00b991b5"/>
    </style:style>
    <style:style style:name="P13" style:family="paragraph" style:parent-style-name="Standard">
      <style:paragraph-properties fo:text-align="justify" style:justify-single-word="false"/>
      <style:text-properties fo:language="el" fo:country="GR" officeooo:rsid="00262bf9" officeooo:paragraph-rsid="002eb9cf"/>
    </style:style>
    <style:style style:name="P14" style:family="paragraph" style:parent-style-name="Standard">
      <style:paragraph-properties fo:text-align="justify" style:justify-single-word="false"/>
      <style:text-properties fo:language="el" fo:country="GR" officeooo:rsid="00262bf9" officeooo:paragraph-rsid="00b991b5"/>
    </style:style>
    <style:style style:name="P15" style:family="paragraph" style:parent-style-name="Standard">
      <style:paragraph-properties fo:text-align="justify" style:justify-single-word="false"/>
      <style:text-properties fo:language="en" fo:country="US" officeooo:rsid="002868c0" officeooo:paragraph-rsid="00245dd5"/>
    </style:style>
    <style:style style:name="P16" style:family="paragraph" style:parent-style-name="Standard">
      <style:paragraph-properties fo:text-align="justify" style:justify-single-word="false"/>
      <style:text-properties fo:language="en" fo:country="US" officeooo:rsid="0034ec09" officeooo:paragraph-rsid="00245dd5"/>
    </style:style>
    <style:style style:name="P17" style:family="paragraph" style:parent-style-name="Standard">
      <style:paragraph-properties fo:text-align="justify" style:justify-single-word="false"/>
      <style:text-properties fo:language="en" fo:country="US" officeooo:rsid="003702d7" officeooo:paragraph-rsid="00245dd5"/>
    </style:style>
    <style:style style:name="P18" style:family="paragraph" style:parent-style-name="Standard">
      <style:paragraph-properties fo:text-align="justify" style:justify-single-word="false"/>
      <style:text-properties fo:language="en" fo:country="US" officeooo:rsid="0038ba04" officeooo:paragraph-rsid="00245dd5"/>
    </style:style>
    <style:style style:name="P19" style:family="paragraph" style:parent-style-name="Standard">
      <style:text-properties officeooo:paragraph-rsid="009117d5"/>
    </style:style>
    <style:style style:name="P20" style:family="paragraph" style:parent-style-name="Text_20_body">
      <style:paragraph-properties fo:text-align="justify" style:justify-single-word="false"/>
    </style:style>
    <style:style style:name="P21" style:family="paragraph" style:parent-style-name="Text_20_body">
      <style:paragraph-properties fo:text-align="justify" style:justify-single-word="false"/>
      <style:text-properties officeooo:paragraph-rsid="006357d1"/>
    </style:style>
    <style:style style:name="P22" style:family="paragraph" style:parent-style-name="Text_20_body">
      <style:paragraph-properties fo:text-align="justify" style:justify-single-word="false"/>
      <style:text-properties officeooo:rsid="0069854a" officeooo:paragraph-rsid="006e11d4"/>
    </style:style>
    <style:style style:name="P23" style:family="paragraph" style:parent-style-name="Text_20_body">
      <style:paragraph-properties fo:text-align="justify" style:justify-single-word="false"/>
      <style:text-properties fo:language="el" fo:country="GR" officeooo:rsid="00502d37"/>
    </style:style>
    <style:style style:name="P24" style:family="paragraph" style:parent-style-name="Text_20_body">
      <style:paragraph-properties fo:text-align="justify" style:justify-single-word="false"/>
      <style:text-properties fo:language="el" fo:country="GR" fo:font-style="normal" officeooo:rsid="006f3d36" officeooo:paragraph-rsid="006e11d4" style:font-style-asian="normal" style:font-style-complex="normal"/>
    </style:style>
    <style:style style:name="P25" style:family="paragraph" style:parent-style-name="Text_20_body">
      <style:paragraph-properties fo:text-align="justify" style:justify-single-word="false"/>
      <style:text-properties fo:language="el" fo:country="GR" fo:font-weight="bold" officeooo:rsid="008df5e1" officeooo:paragraph-rsid="008df5e1" style:font-weight-asian="bold" style:font-weight-complex="bold"/>
    </style:style>
    <style:style style:name="P26" style:family="paragraph" style:parent-style-name="Text_20_body">
      <style:paragraph-properties fo:text-align="justify" style:justify-single-word="false"/>
      <style:text-properties officeooo:rsid="00708fcb" officeooo:paragraph-rsid="00708fcb"/>
    </style:style>
    <style:style style:name="P27" style:family="paragraph" style:parent-style-name="Text_20_body">
      <style:paragraph-properties fo:text-align="justify" style:justify-single-word="false"/>
      <style:text-properties officeooo:rsid="0084eee1" officeooo:paragraph-rsid="0084eee1"/>
    </style:style>
    <style:style style:name="P28" style:family="paragraph" style:parent-style-name="Text_20_body">
      <style:paragraph-properties fo:text-align="justify" style:justify-single-word="false"/>
      <style:text-properties fo:font-weight="bold" officeooo:rsid="008df5e1" officeooo:paragraph-rsid="008df5e1" style:font-weight-asian="bold" style:font-weight-complex="bold"/>
    </style:style>
    <style:style style:name="P29" style:family="paragraph" style:parent-style-name="Text_20_body">
      <style:paragraph-properties fo:text-align="justify" style:justify-single-word="false"/>
      <style:text-properties fo:font-weight="bold" officeooo:rsid="008f184c" officeooo:paragraph-rsid="008f184c" style:font-weight-asian="bold" style:font-weight-complex="bold"/>
    </style:style>
    <style:style style:name="P30" style:family="paragraph" style:parent-style-name="Text_20_body">
      <style:paragraph-properties fo:text-align="justify" style:justify-single-word="false"/>
      <style:text-properties fo:font-weight="bold" style:font-weight-asian="bold" style:font-weight-complex="bold"/>
    </style:style>
    <style:style style:name="P31" style:family="paragraph" style:parent-style-name="Text_20_body">
      <style:paragraph-properties fo:text-align="justify" style:justify-single-word="false"/>
      <style:text-properties officeooo:rsid="0094a842" officeooo:paragraph-rsid="0094a842"/>
    </style:style>
    <style:style style:name="P32" style:family="paragraph" style:parent-style-name="Text_20_body">
      <style:paragraph-properties fo:text-align="justify" style:justify-single-word="false"/>
      <style:text-properties officeooo:rsid="00a4bb77" officeooo:paragraph-rsid="00a4bb77"/>
    </style:style>
    <style:style style:name="P33" style:family="paragraph" style:parent-style-name="Table_20_Contents">
      <style:paragraph-properties fo:text-align="end" style:justify-single-word="false"/>
      <style:text-properties officeooo:rsid="00792b24" officeooo:paragraph-rsid="00792b24"/>
    </style:style>
    <style:style style:name="P34" style:family="paragraph" style:parent-style-name="Table_20_Contents">
      <style:paragraph-properties fo:text-align="end" style:justify-single-word="false"/>
      <style:text-properties officeooo:rsid="00799bb0" officeooo:paragraph-rsid="00799bb0"/>
    </style:style>
    <style:style style:name="P35" style:family="paragraph" style:parent-style-name="Table_20_Contents">
      <style:paragraph-properties fo:text-align="end" style:justify-single-word="false"/>
      <style:text-properties officeooo:rsid="007a19ba" officeooo:paragraph-rsid="007a19ba"/>
    </style:style>
    <style:style style:name="P36" style:family="paragraph" style:parent-style-name="Table_20_Contents">
      <style:paragraph-properties fo:text-align="end" style:justify-single-word="false"/>
      <style:text-properties officeooo:rsid="007c0e6d" officeooo:paragraph-rsid="007c0e6d"/>
    </style:style>
    <style:style style:name="P37" style:family="paragraph" style:parent-style-name="Table_20_Contents">
      <style:paragraph-properties fo:text-align="end" style:justify-single-word="false"/>
      <style:text-properties officeooo:rsid="007dc838" officeooo:paragraph-rsid="007dc838"/>
    </style:style>
    <style:style style:name="P38" style:family="paragraph" style:parent-style-name="Table_20_Contents">
      <style:paragraph-properties fo:text-align="end" style:justify-single-word="false"/>
      <style:text-properties officeooo:rsid="009eeb0a" officeooo:paragraph-rsid="009eeb0a"/>
    </style:style>
    <style:style style:name="P39" style:family="paragraph" style:parent-style-name="Table_20_Contents">
      <style:paragraph-properties fo:text-align="center" style:justify-single-word="false"/>
      <style:text-properties officeooo:paragraph-rsid="009da2e6"/>
    </style:style>
    <style:style style:name="P40" style:family="paragraph" style:parent-style-name="Footer">
      <style:paragraph-properties fo:text-align="justify" style:justify-single-word="false"/>
      <style:text-properties officeooo:paragraph-rsid="0099e10b"/>
    </style:style>
    <style:style style:name="P41" style:family="paragraph" style:parent-style-name="Standard">
      <style:text-properties fo:language="en" fo:country="US"/>
    </style:style>
    <style:style style:name="P42" style:family="paragraph" style:parent-style-name="Heading_20_3">
      <style:text-properties officeooo:rsid="0092e300" officeooo:paragraph-rsid="0092e300"/>
    </style:style>
    <style:style style:name="P43" style:family="paragraph" style:parent-style-name="Table_20_Contents">
      <style:paragraph-properties fo:text-align="center" style:justify-single-word="false"/>
      <style:text-properties fo:language="en" fo:country="US" officeooo:rsid="00799bb0" officeooo:paragraph-rsid="00799bb0"/>
    </style:style>
    <style:style style:name="P44" style:family="paragraph" style:parent-style-name="Table_20_Contents">
      <style:paragraph-properties fo:text-align="center" style:justify-single-word="false"/>
      <style:text-properties fo:language="en" fo:country="US" officeooo:rsid="00799bb0" officeooo:paragraph-rsid="007a19ba"/>
    </style:style>
    <style:style style:name="P45" style:family="paragraph" style:parent-style-name="Table_20_Contents">
      <style:paragraph-properties fo:text-align="end" style:justify-single-word="false"/>
      <style:text-properties fo:language="en" fo:country="US" officeooo:rsid="00799bb0" officeooo:paragraph-rsid="00799bb0"/>
    </style:style>
    <style:style style:name="P46" style:family="paragraph" style:parent-style-name="Table_20_Contents">
      <style:text-properties fo:language="en" fo:country="US" officeooo:rsid="009da2e6" officeooo:paragraph-rsid="009da2e6"/>
    </style:style>
    <style:style style:name="P47" style:family="paragraph" style:parent-style-name="Table_20_Contents">
      <style:paragraph-properties fo:text-align="center" style:justify-single-word="false"/>
      <style:text-properties fo:language="en" fo:country="US"/>
    </style:style>
    <style:style style:name="P48" style:family="paragraph" style:parent-style-name="Text_20_body">
      <style:paragraph-properties fo:text-align="justify" style:justify-single-word="false"/>
      <style:text-properties fo:language="el" fo:country="GR" fo:font-style="normal" officeooo:rsid="00783fe5" officeooo:paragraph-rsid="00708fcb" style:font-style-asian="normal" style:font-style-complex="normal"/>
    </style:style>
    <style:style style:name="P49" style:family="paragraph" style:parent-style-name="Text_20_body">
      <style:paragraph-properties fo:text-align="justify" style:justify-single-word="false"/>
      <style:text-properties fo:language="el" fo:country="GR" fo:font-style="normal" officeooo:rsid="0078488c" officeooo:paragraph-rsid="0078488c" style:font-style-asian="normal" style:font-style-complex="normal"/>
    </style:style>
    <style:style style:name="T1" style:family="text">
      <style:text-properties fo:language="el" fo:country="GR" fo:font-style="normal" style:font-style-asian="normal" style:font-style-complex="normal"/>
    </style:style>
    <style:style style:name="T2" style:family="text">
      <style:text-properties fo:language="el" fo:country="GR" fo:font-style="normal" officeooo:rsid="0010a50f" style:font-style-asian="normal" style:font-style-complex="normal"/>
    </style:style>
    <style:style style:name="T3" style:family="text">
      <style:text-properties fo:language="el" fo:country="GR" fo:font-style="normal" officeooo:rsid="00125c55" style:font-style-asian="normal" style:font-style-complex="normal"/>
    </style:style>
    <style:style style:name="T4" style:family="text">
      <style:text-properties fo:language="el" fo:country="GR" fo:font-style="normal" officeooo:rsid="001440a5" style:font-style-asian="normal" style:font-style-complex="normal"/>
    </style:style>
    <style:style style:name="T5" style:family="text">
      <style:text-properties fo:language="el" fo:country="GR" fo:font-style="normal" officeooo:rsid="00156d0b" style:font-style-asian="normal" style:font-style-complex="normal"/>
    </style:style>
    <style:style style:name="T6" style:family="text">
      <style:text-properties fo:language="el" fo:country="GR" fo:font-style="normal" officeooo:rsid="0016d41c" style:font-style-asian="normal" style:font-style-complex="normal"/>
    </style:style>
    <style:style style:name="T7" style:family="text">
      <style:text-properties fo:language="el" fo:country="GR" fo:font-style="normal" officeooo:rsid="0016e2fb" style:font-style-asian="normal" style:font-style-complex="normal"/>
    </style:style>
    <style:style style:name="T8" style:family="text">
      <style:text-properties fo:language="el" fo:country="GR" fo:font-style="normal" officeooo:rsid="0018147c" style:font-style-asian="normal" style:font-style-complex="normal"/>
    </style:style>
    <style:style style:name="T9" style:family="text">
      <style:text-properties fo:language="el" fo:country="GR" fo:font-style="normal" officeooo:rsid="0018a0a4" style:font-style-asian="normal" style:font-style-complex="normal"/>
    </style:style>
    <style:style style:name="T10" style:family="text">
      <style:text-properties fo:language="el" fo:country="GR" fo:font-style="normal" officeooo:rsid="001c3c71" style:font-style-asian="normal" style:font-style-complex="normal"/>
    </style:style>
    <style:style style:name="T11" style:family="text">
      <style:text-properties fo:language="el" fo:country="GR" fo:font-style="normal" officeooo:rsid="001e3d06" style:font-style-asian="normal" style:font-style-complex="normal"/>
    </style:style>
    <style:style style:name="T12" style:family="text">
      <style:text-properties fo:language="el" fo:country="GR" fo:font-style="normal" officeooo:rsid="006c3ed7" style:font-style-asian="normal" style:font-style-complex="normal"/>
    </style:style>
    <style:style style:name="T13" style:family="text">
      <style:text-properties fo:language="el" fo:country="GR" fo:font-style="normal" officeooo:rsid="006d28f5" style:font-style-asian="normal" style:font-style-complex="normal"/>
    </style:style>
    <style:style style:name="T14" style:family="text">
      <style:text-properties fo:language="el" fo:country="GR" fo:font-style="normal" officeooo:rsid="006e11d4" style:font-style-asian="normal" style:font-style-complex="normal"/>
    </style:style>
    <style:style style:name="T15" style:family="text">
      <style:text-properties fo:language="el" fo:country="GR" fo:font-style="normal" officeooo:rsid="006f3d36" style:font-style-asian="normal" style:font-style-complex="normal"/>
    </style:style>
    <style:style style:name="T16" style:family="text">
      <style:text-properties fo:language="el" fo:country="GR" fo:font-style="normal" officeooo:rsid="0070dda5" style:font-style-asian="normal" style:font-style-complex="normal"/>
    </style:style>
    <style:style style:name="T17" style:family="text">
      <style:text-properties fo:language="el" fo:country="GR" fo:font-style="normal" officeooo:rsid="00728a7d" style:font-style-asian="normal" style:font-style-complex="normal"/>
    </style:style>
    <style:style style:name="T18" style:family="text">
      <style:text-properties fo:language="el" fo:country="GR" fo:font-style="normal" officeooo:rsid="007466dc" style:font-style-asian="normal" style:font-style-complex="normal"/>
    </style:style>
    <style:style style:name="T19" style:family="text">
      <style:text-properties fo:language="el" fo:country="GR" fo:font-style="normal" officeooo:rsid="0075f56c" style:font-style-asian="normal" style:font-style-complex="normal"/>
    </style:style>
    <style:style style:name="T20" style:family="text">
      <style:text-properties fo:language="el" fo:country="GR" fo:font-style="normal" officeooo:rsid="00783fe5" style:font-style-asian="normal" style:font-style-complex="normal"/>
    </style:style>
    <style:style style:name="T21" style:family="text">
      <style:text-properties fo:language="el" fo:country="GR" fo:font-style="normal" officeooo:rsid="009117d5" style:font-style-asian="normal" style:font-style-complex="normal"/>
    </style:style>
    <style:style style:name="T22" style:family="text">
      <style:text-properties fo:language="el" fo:country="GR" fo:font-style="normal" officeooo:rsid="00bff362" style:font-style-asian="normal" style:font-style-complex="normal"/>
    </style:style>
    <style:style style:name="T23" style:family="text">
      <style:text-properties fo:language="el" fo:country="GR" fo:font-style="normal" officeooo:rsid="00c33bca" style:font-style-asian="normal" style:font-style-complex="normal"/>
    </style:style>
    <style:style style:name="T24" style:family="text">
      <style:text-properties fo:language="el" fo:country="GR" fo:font-style="italic" officeooo:rsid="0010a50f" style:font-style-asian="italic" style:font-style-complex="italic"/>
    </style:style>
    <style:style style:name="T25" style:family="text">
      <style:text-properties fo:language="el" fo:country="GR" officeooo:rsid="0020cb09"/>
    </style:style>
    <style:style style:name="T26" style:family="text">
      <style:text-properties fo:language="el" fo:country="GR" officeooo:rsid="00221b79"/>
    </style:style>
    <style:style style:name="T27" style:family="text">
      <style:text-properties fo:language="el" fo:country="GR" officeooo:rsid="002297bb"/>
    </style:style>
    <style:style style:name="T28" style:family="text">
      <style:text-properties fo:language="el" fo:country="GR" officeooo:rsid="002301b2"/>
    </style:style>
    <style:style style:name="T29" style:family="text">
      <style:text-properties fo:language="el" fo:country="GR" officeooo:rsid="003d9f30"/>
    </style:style>
    <style:style style:name="T30" style:family="text">
      <style:text-properties fo:language="el" fo:country="GR" officeooo:rsid="003e38c0"/>
    </style:style>
    <style:style style:name="T31" style:family="text">
      <style:text-properties fo:language="el" fo:country="GR" officeooo:rsid="004a33cf"/>
    </style:style>
    <style:style style:name="T32" style:family="text">
      <style:text-properties fo:language="el" fo:country="GR" officeooo:rsid="004b2bd3"/>
    </style:style>
    <style:style style:name="T33" style:family="text">
      <style:text-properties fo:language="el" fo:country="GR" officeooo:rsid="004cc6b1"/>
    </style:style>
    <style:style style:name="T34" style:family="text">
      <style:text-properties fo:language="el" fo:country="GR" officeooo:rsid="004e542f"/>
    </style:style>
    <style:style style:name="T35" style:family="text">
      <style:text-properties fo:language="el" fo:country="GR" officeooo:rsid="00502d37"/>
    </style:style>
    <style:style style:name="T36" style:family="text">
      <style:text-properties fo:language="el" fo:country="GR" officeooo:rsid="005047d6"/>
    </style:style>
    <style:style style:name="T37" style:family="text">
      <style:text-properties fo:language="el" fo:country="GR" officeooo:rsid="0063ea0f"/>
    </style:style>
    <style:style style:name="T38" style:family="text">
      <style:text-properties fo:language="el" fo:country="GR" officeooo:rsid="0066bb3b"/>
    </style:style>
    <style:style style:name="T39" style:family="text">
      <style:text-properties fo:language="el" fo:country="GR" officeooo:rsid="006713f5"/>
    </style:style>
    <style:style style:name="T40" style:family="text">
      <style:text-properties fo:language="el" fo:country="GR" officeooo:rsid="0067aebb"/>
    </style:style>
    <style:style style:name="T41" style:family="text">
      <style:text-properties fo:language="el" fo:country="GR" officeooo:rsid="0067b13b"/>
    </style:style>
    <style:style style:name="T42" style:family="text">
      <style:text-properties fo:language="el" fo:country="GR" officeooo:rsid="00683b8b"/>
    </style:style>
    <style:style style:name="T43" style:family="text">
      <style:text-properties fo:language="el" fo:country="GR" officeooo:rsid="006b413d"/>
    </style:style>
    <style:style style:name="T44" style:family="text">
      <style:text-properties fo:language="el" fo:country="GR" officeooo:rsid="006c3ed7"/>
    </style:style>
    <style:style style:name="T45" style:family="text">
      <style:text-properties fo:language="el" fo:country="GR" officeooo:rsid="00708fcb"/>
    </style:style>
    <style:style style:name="T46" style:family="text">
      <style:text-properties fo:language="el" fo:country="GR" officeooo:rsid="0084eee1"/>
    </style:style>
    <style:style style:name="T47" style:family="text">
      <style:text-properties fo:language="el" fo:country="GR" officeooo:rsid="00868997"/>
    </style:style>
    <style:style style:name="T48" style:family="text">
      <style:text-properties fo:language="el" fo:country="GR" officeooo:rsid="008ab99b"/>
    </style:style>
    <style:style style:name="T49" style:family="text">
      <style:text-properties officeooo:rsid="000e7b0e"/>
    </style:style>
    <style:style style:name="T50" style:family="text">
      <style:text-properties fo:language="en" fo:country="US"/>
    </style:style>
    <style:style style:name="T51" style:family="text">
      <style:text-properties fo:language="en" fo:country="US" fo:font-style="italic" officeooo:rsid="0010a50f" style:font-style-asian="italic" style:font-style-complex="italic"/>
    </style:style>
    <style:style style:name="T52" style:family="text">
      <style:text-properties fo:language="en" fo:country="US" fo:font-style="italic" officeooo:rsid="0018a0a4" style:font-style-asian="italic" style:font-style-complex="italic"/>
    </style:style>
    <style:style style:name="T53" style:family="text">
      <style:text-properties fo:language="en" fo:country="US" fo:font-style="italic" officeooo:rsid="006c3ed7" style:font-style-asian="italic" style:font-style-complex="italic"/>
    </style:style>
    <style:style style:name="T54" style:family="text">
      <style:text-properties fo:language="en" fo:country="US" fo:font-style="italic" officeooo:rsid="009ab27a" style:font-style-asian="italic" style:font-style-complex="italic"/>
    </style:style>
    <style:style style:name="T55" style:family="text">
      <style:text-properties fo:language="en" fo:country="US" fo:font-style="normal" officeooo:rsid="0010a50f" style:font-style-asian="normal" style:font-style-complex="normal"/>
    </style:style>
    <style:style style:name="T56" style:family="text">
      <style:text-properties fo:language="en" fo:country="US" fo:font-style="normal" officeooo:rsid="00156d0b" style:font-style-asian="normal" style:font-style-complex="normal"/>
    </style:style>
    <style:style style:name="T57" style:family="text">
      <style:text-properties fo:language="en" fo:country="US" fo:font-style="normal" officeooo:rsid="0016d41c" style:font-style-asian="normal" style:font-style-complex="normal"/>
    </style:style>
    <style:style style:name="T58" style:family="text">
      <style:text-properties fo:language="en" fo:country="US" fo:font-style="normal" officeooo:rsid="0016e2fb" style:font-style-asian="normal" style:font-style-complex="normal"/>
    </style:style>
    <style:style style:name="T59" style:family="text">
      <style:text-properties fo:language="en" fo:country="US" fo:font-style="normal" officeooo:rsid="0018a0a4" style:font-style-asian="normal" style:font-style-complex="normal"/>
    </style:style>
    <style:style style:name="T60" style:family="text">
      <style:text-properties fo:language="en" fo:country="US" fo:font-style="normal" officeooo:rsid="006c3ed7" style:font-style-asian="normal" style:font-style-complex="normal"/>
    </style:style>
    <style:style style:name="T61" style:family="text">
      <style:text-properties fo:language="en" fo:country="US" fo:font-style="normal" officeooo:rsid="006d28f5" style:font-style-asian="normal" style:font-style-complex="normal"/>
    </style:style>
    <style:style style:name="T62" style:family="text">
      <style:text-properties fo:language="en" fo:country="US" fo:font-style="normal" officeooo:rsid="006f3d36" style:font-style-asian="normal" style:font-style-complex="normal"/>
    </style:style>
    <style:style style:name="T63" style:family="text">
      <style:text-properties fo:language="en" fo:country="US" fo:font-style="normal" officeooo:rsid="0070dda5" style:font-style-asian="normal" style:font-style-complex="normal"/>
    </style:style>
    <style:style style:name="T64" style:family="text">
      <style:text-properties fo:language="en" fo:country="US" fo:font-style="normal" officeooo:rsid="00728a7d" style:font-style-asian="normal" style:font-style-complex="normal"/>
    </style:style>
    <style:style style:name="T65" style:family="text">
      <style:text-properties fo:language="en" fo:country="US" fo:font-style="normal" officeooo:rsid="00783fe5" style:font-style-asian="normal" style:font-style-complex="normal"/>
    </style:style>
    <style:style style:name="T66" style:family="text">
      <style:text-properties fo:language="en" fo:country="US" fo:font-style="normal" officeooo:rsid="009c0277" style:font-style-asian="normal" style:font-style-complex="normal"/>
    </style:style>
    <style:style style:name="T67" style:family="text">
      <style:text-properties fo:language="en" fo:country="US" fo:font-style="normal" officeooo:rsid="009c92d1" style:font-style-asian="normal" style:font-style-complex="normal"/>
    </style:style>
    <style:style style:name="T68" style:family="text">
      <style:text-properties fo:language="en" fo:country="US" fo:font-style="normal" officeooo:rsid="00c33bca" style:font-style-asian="normal" style:font-style-complex="normal"/>
    </style:style>
    <style:style style:name="T69" style:family="text">
      <style:text-properties fo:language="en" fo:country="US" fo:font-style="normal" officeooo:rsid="009117d5" style:font-style-asian="normal" style:font-style-complex="normal"/>
    </style:style>
    <style:style style:name="T70" style:family="text">
      <style:text-properties fo:language="en" fo:country="US" officeooo:rsid="0020cb09"/>
    </style:style>
    <style:style style:name="T71" style:family="text">
      <style:text-properties fo:language="en" fo:country="US" officeooo:rsid="002868c0"/>
    </style:style>
    <style:style style:name="T72" style:family="text">
      <style:text-properties fo:language="en" fo:country="US" officeooo:rsid="0034ec09"/>
    </style:style>
    <style:style style:name="T73" style:family="text">
      <style:text-properties fo:language="en" fo:country="US" officeooo:rsid="00363858"/>
    </style:style>
    <style:style style:name="T74" style:family="text">
      <style:text-properties fo:language="en" fo:country="US" officeooo:rsid="003702d7"/>
    </style:style>
    <style:style style:name="T75" style:family="text">
      <style:text-properties fo:language="en" fo:country="US" officeooo:rsid="0038ba04"/>
    </style:style>
    <style:style style:name="T76" style:family="text">
      <style:text-properties fo:language="en" fo:country="US" officeooo:rsid="003c1345"/>
    </style:style>
    <style:style style:name="T77" style:family="text">
      <style:text-properties fo:language="en" fo:country="US" officeooo:rsid="003d9f30"/>
    </style:style>
    <style:style style:name="T78" style:family="text">
      <style:text-properties fo:language="en" fo:country="US" officeooo:rsid="004a33cf"/>
    </style:style>
    <style:style style:name="T79" style:family="text">
      <style:text-properties fo:language="en" fo:country="US" officeooo:rsid="004cc6b1"/>
    </style:style>
    <style:style style:name="T80" style:family="text">
      <style:text-properties fo:language="en" fo:country="US" officeooo:rsid="004e542f"/>
    </style:style>
    <style:style style:name="T81" style:family="text">
      <style:text-properties fo:language="en" fo:country="US" officeooo:rsid="00502d37"/>
    </style:style>
    <style:style style:name="T82" style:family="text">
      <style:text-properties fo:language="en" fo:country="US" officeooo:rsid="0050fc0a"/>
    </style:style>
    <style:style style:name="T83" style:family="text">
      <style:text-properties fo:language="en" fo:country="US" officeooo:rsid="00529991"/>
    </style:style>
    <style:style style:name="T84" style:family="text">
      <style:text-properties fo:language="en" fo:country="US" officeooo:rsid="00542502"/>
    </style:style>
    <style:style style:name="T85" style:family="text">
      <style:text-properties fo:language="en" fo:country="US" officeooo:rsid="00581188"/>
    </style:style>
    <style:style style:name="T86" style:family="text">
      <style:text-properties fo:language="en" fo:country="US" officeooo:rsid="005c31f2"/>
    </style:style>
    <style:style style:name="T87" style:family="text">
      <style:text-properties fo:language="en" fo:country="US" officeooo:rsid="005d22f0"/>
    </style:style>
    <style:style style:name="T88" style:family="text">
      <style:text-properties fo:language="en" fo:country="US" officeooo:rsid="005df5dc"/>
    </style:style>
    <style:style style:name="T89" style:family="text">
      <style:text-properties fo:language="en" fo:country="US" officeooo:rsid="00615c2a"/>
    </style:style>
    <style:style style:name="T90" style:family="text">
      <style:text-properties fo:language="en" fo:country="US" officeooo:rsid="00617c4e"/>
    </style:style>
    <style:style style:name="T91" style:family="text">
      <style:text-properties fo:language="en" fo:country="US" officeooo:rsid="0063ea0f"/>
    </style:style>
    <style:style style:name="T92" style:family="text">
      <style:text-properties fo:language="en" fo:country="US" officeooo:rsid="0067b13b"/>
    </style:style>
    <style:style style:name="T93" style:family="text">
      <style:text-properties fo:language="en" fo:country="US" officeooo:rsid="006b413d"/>
    </style:style>
    <style:style style:name="T94" style:family="text">
      <style:text-properties fo:language="en" fo:country="US" officeooo:rsid="006c3ed7"/>
    </style:style>
    <style:style style:name="T95" style:family="text">
      <style:text-properties fo:language="en" fo:country="US" officeooo:rsid="00708fcb"/>
    </style:style>
    <style:style style:name="T96" style:family="text">
      <style:text-properties fo:language="en" fo:country="US" officeooo:rsid="00be2941"/>
    </style:style>
    <style:style style:name="T97" style:family="text">
      <style:text-properties fo:language="en" fo:country="US" officeooo:rsid="00868f23"/>
    </style:style>
    <style:style style:name="T98" style:family="text">
      <style:text-properties fo:language="en" fo:country="US" officeooo:rsid="00963f7b"/>
    </style:style>
    <style:style style:name="T99" style:family="text">
      <style:text-properties fo:language="en" fo:country="US" officeooo:rsid="00bff362"/>
    </style:style>
    <style:style style:name="T100" style:family="text">
      <style:text-properties fo:language="en" fo:country="US" officeooo:rsid="00c18fd2"/>
    </style:style>
    <style:style style:name="T101" style:family="text">
      <style:text-properties fo:language="en" fo:country="US" officeooo:rsid="00c423e3"/>
    </style:style>
    <style:style style:name="T102" style:family="text">
      <style:text-properties fo:language="en" fo:country="US" officeooo:rsid="006357d1"/>
    </style:style>
    <style:style style:name="T103" style:family="text">
      <style:text-properties officeooo:rsid="0020cb09"/>
    </style:style>
    <style:style style:name="T104" style:family="text">
      <style:text-properties officeooo:rsid="00236935"/>
    </style:style>
    <style:style style:name="T105" style:family="text">
      <style:text-properties officeooo:rsid="00251e92"/>
    </style:style>
    <style:style style:name="T106" style:family="text">
      <style:text-properties officeooo:rsid="002868c0"/>
    </style:style>
    <style:style style:name="T107" style:family="text">
      <style:text-properties officeooo:rsid="002a1d14"/>
    </style:style>
    <style:style style:name="T108" style:family="text">
      <style:text-properties officeooo:rsid="003acfca"/>
    </style:style>
    <style:style style:name="T109" style:family="text">
      <style:text-properties officeooo:rsid="003bea2f"/>
    </style:style>
    <style:style style:name="T110" style:family="text">
      <style:text-properties style:font-name="Liberation Sans" fo:font-size="12pt" fo:language="el" fo:country="GR" fo:font-weight="normal" officeooo:rsid="003d9f30" style:font-size-asian="10.5pt" style:font-weight-asian="normal" style:font-size-complex="12pt" style:font-weight-complex="normal"/>
    </style:style>
    <style:style style:name="T111" style:family="text">
      <style:text-properties style:font-name="Liberation Sans" fo:font-size="12pt" fo:language="el" fo:country="GR" fo:font-weight="normal" officeooo:rsid="003e38c0" style:font-size-asian="10.5pt" style:font-weight-asian="normal" style:font-size-complex="12pt" style:font-weight-complex="normal"/>
    </style:style>
    <style:style style:name="T112" style:family="text">
      <style:text-properties style:font-name="Liberation Sans" fo:font-size="12pt" fo:language="el" fo:country="GR" fo:font-weight="normal" officeooo:rsid="004013a4" style:font-size-asian="10.5pt" style:font-weight-asian="normal" style:font-size-complex="12pt" style:font-weight-complex="normal"/>
    </style:style>
    <style:style style:name="T113" style:family="text">
      <style:text-properties style:font-name="Liberation Sans" fo:font-size="12pt" fo:language="el" fo:country="GR" fo:font-weight="normal" officeooo:rsid="004070b3" style:font-size-asian="10.5pt" style:font-weight-asian="normal" style:font-size-complex="12pt" style:font-weight-complex="normal"/>
    </style:style>
    <style:style style:name="T114" style:family="text">
      <style:text-properties style:font-name="Liberation Sans" fo:font-size="12pt" fo:language="el" fo:country="GR" fo:font-weight="normal" officeooo:rsid="0044384b" style:font-size-asian="10.5pt" style:font-weight-asian="normal" style:font-size-complex="12pt" style:font-weight-complex="normal"/>
    </style:style>
    <style:style style:name="T115" style:family="text">
      <style:text-properties style:font-name="Liberation Sans" fo:font-size="12pt" fo:language="el" fo:country="GR" fo:font-weight="normal" officeooo:rsid="00446209" style:font-size-asian="10.5pt" style:font-weight-asian="normal" style:font-size-complex="12pt" style:font-weight-complex="normal"/>
    </style:style>
    <style:style style:name="T116" style:family="text">
      <style:text-properties style:font-name="Liberation Sans" fo:font-size="12pt" fo:language="el" fo:country="GR" fo:font-weight="normal" officeooo:rsid="00457a7b" style:font-size-asian="10.5pt" style:font-weight-asian="normal" style:font-size-complex="12pt" style:font-weight-complex="normal"/>
    </style:style>
    <style:style style:name="T117" style:family="text">
      <style:text-properties style:font-name="Liberation Sans" fo:font-size="12pt" fo:language="en" fo:country="US" fo:font-weight="normal" officeooo:rsid="003e38c0" style:font-size-asian="10.5pt" style:font-weight-asian="normal" style:font-size-complex="12pt" style:font-weight-complex="normal"/>
    </style:style>
    <style:style style:name="T118" style:family="text">
      <style:text-properties style:font-name="Liberation Sans" fo:font-size="12pt" fo:language="en" fo:country="US" fo:font-weight="normal" officeooo:rsid="004070b3" style:font-size-asian="10.5pt" style:font-weight-asian="normal" style:font-size-complex="12pt" style:font-weight-complex="normal"/>
    </style:style>
    <style:style style:name="T119" style:family="text">
      <style:text-properties officeooo:rsid="00470307"/>
    </style:style>
    <style:style style:name="T120" style:family="text">
      <style:text-properties officeooo:rsid="0050fc0a"/>
    </style:style>
    <style:style style:name="T121" style:family="text">
      <style:text-properties officeooo:rsid="00529991"/>
    </style:style>
    <style:style style:name="T122" style:family="text">
      <style:text-properties officeooo:rsid="00542502"/>
    </style:style>
    <style:style style:name="T123" style:family="text">
      <style:text-properties officeooo:rsid="0055df5d"/>
    </style:style>
    <style:style style:name="T124" style:family="text">
      <style:text-properties officeooo:rsid="00581188"/>
    </style:style>
    <style:style style:name="T125" style:family="text">
      <style:text-properties officeooo:rsid="005c31f2"/>
    </style:style>
    <style:style style:name="T126" style:family="text">
      <style:text-properties officeooo:rsid="005d9992"/>
    </style:style>
    <style:style style:name="T127" style:family="text">
      <style:text-properties officeooo:rsid="005df5dc"/>
    </style:style>
    <style:style style:name="T128" style:family="text">
      <style:text-properties officeooo:rsid="00615c2a"/>
    </style:style>
    <style:style style:name="T129" style:family="text">
      <style:text-properties officeooo:rsid="006357d1"/>
    </style:style>
    <style:style style:name="T130" style:family="text">
      <style:text-properties officeooo:rsid="0063ea0f"/>
    </style:style>
    <style:style style:name="T131" style:family="text">
      <style:text-properties officeooo:rsid="006c3ed7"/>
    </style:style>
    <style:style style:name="T132" style:family="text">
      <style:text-properties officeooo:rsid="007e4b91"/>
    </style:style>
    <style:style style:name="T133" style:family="text">
      <style:text-properties officeooo:rsid="00868f23"/>
    </style:style>
    <style:style style:name="T134" style:family="text">
      <style:text-properties officeooo:rsid="008b4a54"/>
    </style:style>
    <style:style style:name="T135" style:family="text">
      <style:text-properties officeooo:rsid="00963f7b"/>
    </style:style>
    <style:style style:name="T136" style:family="text">
      <style:text-properties officeooo:rsid="0098295e"/>
    </style:style>
    <style:style style:name="T137" style:family="text">
      <style:text-properties style:text-position="super 58%" officeooo:rsid="0099e10b"/>
    </style:style>
    <style:style style:name="T138" style:family="text">
      <style:text-properties fo:font-style="italic" officeooo:rsid="009ab27a" style:font-style-asian="italic" style:font-style-complex="italic"/>
    </style:style>
    <style:style style:name="T139" style:family="text">
      <style:text-properties fo:font-style="normal" style:font-style-asian="normal" style:font-style-complex="normal"/>
    </style:style>
    <style:style style:name="T140" style:family="text">
      <style:text-properties fo:font-style="normal" officeooo:rsid="009ab27a" style:font-style-asian="normal" style:font-style-complex="normal"/>
    </style:style>
    <style:style style:name="T141" style:family="text">
      <style:text-properties fo:font-style="normal" officeooo:rsid="009c0277" style:font-style-asian="normal" style:font-style-complex="normal"/>
    </style:style>
    <style:style style:name="T142" style:family="text">
      <style:text-properties fo:font-style="normal" officeooo:rsid="009c2176" style:font-style-asian="normal" style:font-style-complex="normal"/>
    </style:style>
    <style:style style:name="T143" style:family="text">
      <style:text-properties fo:font-style="normal" officeooo:rsid="009c92d1" style:font-style-asian="normal" style:font-style-complex="normal"/>
    </style:style>
    <style:style style:name="T144" style:family="text">
      <style:text-properties fo:font-style="normal" officeooo:rsid="00a6b2ee" style:font-style-asian="normal" style:font-style-complex="normal"/>
    </style:style>
    <style:style style:name="T145" style:family="text">
      <style:text-properties fo:font-style="normal" officeooo:rsid="00783fe5" style:font-style-asian="normal" style:font-style-complex="normal"/>
    </style:style>
    <style:style style:name="T146" style:family="text">
      <style:text-properties fo:font-style="normal" officeooo:rsid="009117d5" style:font-style-asian="normal" style:font-style-complex="normal"/>
    </style:style>
    <style:style style:name="T147" style:family="text">
      <style:text-properties fo:font-style="normal" officeooo:rsid="00c18fd2" style:font-style-asian="normal" style:font-style-complex="normal"/>
    </style:style>
    <style:style style:name="T148" style:family="text">
      <style:text-properties fo:font-variant="normal" fo:text-transform="none" fo:color="#000000" style:font-name="serif" fo:font-size="12pt" fo:letter-spacing="normal" fo:font-style="normal" fo:font-weight="normal" style:font-size-asian="12pt" style:font-size-complex="12pt"/>
    </style:style>
    <style:style style:name="T149" style:family="text">
      <style:text-properties fo:font-variant="normal" fo:text-transform="none" fo:color="#000000" style:font-name="serif" fo:font-size="12pt" fo:letter-spacing="normal" fo:font-style="normal" fo:font-weight="normal" officeooo:rsid="009da2e6" style:font-size-asian="12pt" style:font-size-complex="12pt"/>
    </style:style>
    <style:style style:name="T150" style:family="text">
      <style:text-properties officeooo:rsid="00a05add"/>
    </style:style>
    <style:style style:name="T151" style:family="text">
      <style:text-properties officeooo:rsid="00a241a4"/>
    </style:style>
    <style:style style:name="T152" style:family="text">
      <style:text-properties officeooo:rsid="00a39d2b"/>
    </style:style>
    <style:style style:name="T153" style:family="text">
      <style:text-properties officeooo:rsid="00a6b2ee"/>
    </style:style>
    <style:style style:name="T154" style:family="text">
      <style:text-properties fo:font-weight="bold" officeooo:rsid="00a6b2ee" style:font-weight-asian="bold" style:font-weight-complex="bold"/>
    </style:style>
    <style:style style:name="T155" style:family="text">
      <style:text-properties fo:font-weight="bold" officeooo:rsid="00c423e3" style:font-weight-asian="bold" style:font-weight-complex="bold"/>
    </style:style>
    <style:style style:name="T156" style:family="text">
      <style:text-properties officeooo:rsid="00bff362"/>
    </style:style>
    <style:style style:name="T157" style:family="text">
      <style:text-properties officeooo:rsid="00c423e3"/>
    </style:style>
    <style:style style:name="fr1" style:family="graphic" style:parent-style-name="Formula">
      <style:graphic-properties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ΗΡΥ 519 </text:p>
      <text:p text:style-name="P2">ΑΝΑΔΙΑΤΑΣΣΟΜΕΝΑ ΨΗΦΙΑΚΑ ΣΥΣΤΗΜΑΤΑ</text:p>
      <text:p text:style-name="P3"/>
      <text:p text:style-name="P2">Αναφορά εργαστηριακής άσκησης</text:p>
      <text:p text:style-name="P3"/>
      <text:p text:style-name="P4">Υλοποίηση Αλγόριθμου σε Hardware με τη χρήση τεχνικών</text:p>
      <text:p text:style-name="P4">high-level synthesis και του περιβάλλοντος SDSoC</text:p>
      <text:p text:style-name="P1"/>
      <text:p text:style-name="P1"/>
      <text:p text:style-name="Standard">LAB59142122</text:p>
      <table:table table:name="Table1" table:style-name="Table1">
        <table:table-column table:style-name="Table1.A"/>
        <table:table-row>
          <table:table-cell table:style-name="Table1.A1" office:value-type="string">
            <text:p text:style-name="P6">Μανώλης Πετράκος ΑΜ 2014030009</text:p>
          </table:table-cell>
        </table:table-row>
      </table:table>
      <text:p text:style-name="Text_20_body"/>
      <text:p text:style-name="Text_20_body"/>
      <text:p text:style-name="P20"><text:tab/><text:tab/><text:tab/><text:span text:style-name="T104">Περιγραφη αρχικής συνάρτησης</text:span></text:p>
      <text:p text:style-name="P20"/>
      <text:p text:style-name="P20"><text:span text:style-name="T29">Καλούμαστε να υλοποιήσουμε ένα επιταχυντή σε αναδιατασσόμενη λογική για την συνάρτηση </text:span><text:span text:style-name="T77">MyFunc </text:span><text:span text:style-name="T29">που δίνεται. </text:span><text:span text:style-name="T111">Δ</text:span><text:span text:style-name="T29">έχεται </text:span><text:span text:style-name="T110">δύο</text:span><text:span text:style-name="T29"> πίνακες εισόδου (</text:span><text:span text:style-name="T77">data0 ,data1) </text:span><text:span text:style-name="T29">, ένα πίνακα εξόδου </text:span><text:span text:style-name="T77">(data2)</text:span><text:span text:style-name="T29">, την οριακή τιμή των αποτελεσμάτων </text:span><text:span text:style-name="T77">(threshold</text:span><text:span text:style-name="T29">) και δύο μεταβλητές που δείχνουν το μέγεθος των πινάκων (</text:span><text:span text:style-name="T77">size, dim)</text:span><text:span text:style-name="T29">. </text:span><text:span text:style-name="T30">Η συνάρτηση υπολογίζει τα δεδομένα ανά </text:span><text:span text:style-name="T111">“</text:span><text:span text:style-name="T117">dim-</text:span><text:span text:style-name="T111">αδες” και ξεκινάει αρχικοποιώντας </text:span><text:span text:style-name="T112">την έξοδο. Συνεχίζει κάνοντας </text:span><text:span text:style-name="T113">τον υπολογισμό της “</text:span><text:span text:style-name="T118">dim-</text:span><text:span text:style-name="T113">αδας” και αν όλα τα δεδομένα της είναι μεγαλύτερα της οριακής τιμής, τα μηδενίζει. Από αυτήν τη διαδικασία φαίνεται ότι κάθε θέση του πίνακα εξόδου προσ</text:span><text:span text:style-name="T114">βαί</text:span><text:span text:style-name="T113">νεται μέχρι και τέσσερις φορές, τρεις εγγραφές και μία σύγκριση. </text:span><text:span text:style-name="T115">Επίσης, τα δεδομένα εισόδου δ</text:span><text:span text:style-name="T116">ιαβάζονται</text:span><text:span text:style-name="T115"> πολλές φορές απευθείας από την μνήμη. Αν η συνάρτηση μεταφερθεί απευθείας σε αναδιατασσόμενη λογική, οι παραπάνω παρατηρήσεις θα </text:span><text:span text:style-name="T116">δημιουργήσουν</text:span><text:span text:style-name="T115"> σημαντική επιβράδυνση.</text:span></text:p>
      <text:p text:style-name="P20"/>
      <text:p text:style-name="P20"><text:tab/><text:tab/><text:tab/>Περιγραφη <text:span text:style-name="T105">Ζινκ7000</text:span>???</text:p>
      <text:p text:style-name="P20"/>
      <text:p text:style-name="P20"/>
      <text:h text:style-name="P42" text:outline-level="3">Προετειμασία περιβάλλοντος επιταχυντή</text:h>
      <text:p text:style-name="P20">Πριν την υλοποίηση του <text:span text:style-name="T49">επιταχυντή, πρέπει να δημιουργηθεί ένας μηχανισμός για την επαλήθευση των αποτελεσμάτων του. Αυτό γίνεται, συγκρίνοντας τα, ένα προς ένα, με τα αποτελέσματα της συνάρτησης </text:span><text:span text:style-name="T51">myfunc</text:span><text:span text:style-name="T24">()</text:span><text:span text:style-name="T55"> </text:span><text:span text:style-name="T10">με</text:span><text:span text:style-name="T2"> τα ίδια δεδομένα εισόδου</text:span><text:span text:style-name="T3">. </text:span><text:span text:style-name="T4">Στην σύγκριση, λαμβάνονται υπόψιν δύο δεκαδικά </text:span><text:span text:style-name="T11">ψηφία</text:span><text:span text:style-name="T4"> </text:span><text:span text:style-name="T5">για την αποφυγή </text:span><text:span text:style-name="T56">false negative </text:span><text:span text:style-name="T57">matches</text:span><text:span text:style-name="T56"> </text:span><text:span text:style-name="T6">λόγω </text:span><text:soft-page-break/><text:span text:style-name="T7">διαφορετικής</text:span><text:span text:style-name="T6"> ακρίβειας </text:span><text:span text:style-name="T57">floats </text:span><text:span text:style-name="T7">μεταξύ </text:span><text:span text:style-name="T58">software </text:span><text:span text:style-name="T7">και </text:span><text:span text:style-name="T58">hardware</text:span><text:span text:style-name="T57">. </text:span><text:span text:style-name="T8">Η στρογγυλοποίηση γίνεται </text:span><text:span text:style-name="T9">αξιοποιώντας την έτοιμη υλοποίηση της συνάρτησης </text:span><text:span text:style-name="T52">sprintf()</text:span><text:span text:style-name="T59">. </text:span><text:span text:style-name="T9">Για την διευκόλυνση της σχεδίασης του επιταχυντή, σε περίπτωση λάθους αποτελέσματος, αυτό εμφανίζεται μαζί με την αναμενόμενη τιμή και την θέση του.</text:span></text:p>
      <text:p text:style-name="P20"/>
      <text:p text:style-name="P20">Εκτός από τον έλεγχο ορθότητας, πρέπει να δημιουργηθεί και ένας μηχανισμός για την αξιολόγηση της επίδοσης του επιταχυντή. <text:span text:style-name="T26">Ως μέτρο σύγκρισης </text:span><text:span text:style-name="T27">χρησιμοποιείται</text:span><text:span text:style-name="T26"> ο χρόνος εκτέλεσης. </text:span><text:span text:style-name="T28">Αρχικά, χ</text:span><text:span text:style-name="T26">ρονομετρούνται ξεχωριστά</text:span><text:span text:style-name="T25"> </text:span><text:span text:style-name="T26">η </text:span><text:span text:style-name="T103">αρχική συνάρτηση σε </text:span><text:span text:style-name="T70">software </text:span><text:span text:style-name="T25">και </text:span><text:span text:style-name="T27">ο </text:span><text:span text:style-name="T25">επιταχυντή</text:span><text:span text:style-name="T27">ς</text:span><text:span text:style-name="T25"> σε </text:span><text:span text:style-name="T70">hardware. </text:span><text:span text:style-name="T25">Τέλος, εμφανίζονται οι χρόνοι εκτέλεσης, όπου μπορούν να χρησιμοποιηθούν για τον υπολογισμό του σχετικού </text:span><text:span text:style-name="T70">speedup.</text:span></text:p>
      <text:p text:style-name="P20"/>
      <text:h text:style-name="Heading_20_3" text:outline-level="3"><text:span text:style-name="T156">Σχεδιαστικές</text:span> αποφάσεις</text:h>
      <text:p text:style-name="P28">2 επιταχυντές</text:p>
      <text:p text:style-name="P20"><text:span text:style-name="T31">Η πρώτη σχεδιαστική απόφαση που λήφθηκε, είναι να δημιουργηθούν 2 επιταχυντές </text:span><text:span text:style-name="T34">ίδιας </text:span><text:span text:style-name="T36">αρχιτεκτονικής</text:span><text:span text:style-name="T31">, </text:span><text:span text:style-name="T32">ένας</text:span><text:span text:style-name="T31"> για </text:span><text:span text:style-name="T78">dim </text:span><text:span text:style-name="T31">ίσο με </text:span><text:span text:style-name="T33">4</text:span><text:span text:style-name="T31"> και ένας για</text:span><text:span text:style-name="T78"> dim</text:span><text:span text:style-name="T31"> ίσο με 16. </text:span><text:span text:style-name="T33">Αλλάζοντας το </text:span><text:span text:style-name="T79">dim, </text:span><text:span text:style-name="T33">αλλάζει και ο τρόπος που υπολογίζεται η έξοδος. Επειδή το </text:span><text:span text:style-name="T79">hardware </text:span><text:span text:style-name="T33">δεν μπορεί να γίνει </text:span><text:span text:style-name="T79">allocate </text:span><text:span text:style-name="T33">κατά την λειτουργία του επιταχυντή, για να εξυπηρετούνται και οι δύο περιπτώσεις ικανοποιητικά, πρέπει να σχεδιαστεί ένας επιταχυντής για την κάθε μία. </text:span><text:span text:style-name="T34">Για να υλοποιηθεί αυτό, υπάρχουν δύο συναρτήσεις </text:span><text:span text:style-name="T46">(accel4 </text:span><text:span text:style-name="T47">και </text:span><text:span text:style-name="T46">accel16)</text:span><text:span text:style-name="T34"> όπου έχει αντικατασταθεί το </text:span><text:span text:style-name="T80">dim </text:span><text:span text:style-name="T34">με την αντίστοιχη σταθερά (4 ή 16). Έτσι τα όρια των εσωτερικών </text:span><text:span text:style-name="T80">loops </text:span><text:span text:style-name="T34">είναι γνωστά και μπορούν εύκολα να μεταφραστούν σε </text:span><text:span text:style-name="T80">hardware. </text:span><text:span text:style-name="T35">Επιπλέον, το μέγεθος του πίνακα </text:span><text:span text:style-name="T81">data0 </text:span><text:span text:style-name="T35">γίνεται γνωστό.</text:span></text:p>
      <text:p text:style-name="P23"/>
      <text:p text:style-name="P25">Διάβασμα πινάκων</text:p>
      <text:p text:style-name="P20">Η δεύτερη σχεδιαστική αλλαγή αφορά το διάβασμα των δεδομένων εισόδων. Σκοπός της είναι η ελαχιστοποίηση των προσβάσεων στη μνήμη ανά υπολογισμό. Παρατηρώντας την λειτουργία της συνάρτησης, φαίνεται ότι ο πίνακας <text:span text:style-name="T50">data0 </text:span>επαναχρησιμοποιείται συνεχώς, ενώ τα δεδομένα του πίνακα <text:span text:style-name="T50">data1 </text:span>χρησιμοποιούνται μόνο για τον υπολογισμό της <text:span text:style-name="T120">αντίστοιχης</text:span> <text:span text:style-name="T50">dim-</text:span>αδας. <text:span text:style-name="T120">Εφόσον το μέγεθος του πρώτου πίνακα είναι γνωστό και αρκετά μικρό, μπορεί να μεταφερθεί σε έναν τοπικό πίνακα. Αντίθετα, για τον δεύτερο, υπάρχει ένας τοπικός πίνακας μεγέθους </text:span><text:span text:style-name="T82">dim </text:span><text:span text:style-name="T120">όπου αποθηκεύονται προσωρινά μόνο τα δεδομένα που χρειάζονται για τον επόμενο υπολογισμό. Για να υλοποιηθεί αυτό, πρέπει να μεταφέρονται τα κατάλληλα δεδομένα στους τοπικούς πίνακες και να χρησιμοποιούνται αυτοί κατά τους υπολογισμούς. Στο </text:span><text:span text:style-name="T83">hardware </text:span><text:span text:style-name="T121">οι πίνακες θα μεταφραστούν ως </text:span><text:span text:style-name="T83">registers </text:span><text:span text:style-name="T122">όπου έχουν μικρότερο χρόνο πρόσβασης από την </text:span><text:span text:style-name="T84">dram</text:span><text:span text:style-name="T83">.</text:span></text:p>
      <text:p text:style-name="P20"/>
      <text:p text:style-name="P28"><text:soft-page-break/>Αποθήκευση Αποτελεσμάτων</text:p>
      <text:p text:style-name="P20">Η τρίτη απόφαση <text:span text:style-name="T123">αλλάζει</text:span> τον τρόπο που αποθηκεύονται τα αποτελέσματα στην μνήμη. <text:span text:style-name="T123">Πρώτον, η μνήμη δεν χρειάζεται να αρχικοποιηθεί αν χρησιμοποιηθούν τοπικοί </text:span><text:span text:style-name="T85">accumulators </text:span><text:span text:style-name="T124">κατά τον υπολογισμό. Σαν αποτέλεσμα, αποφεύγεται το ένα τρίτο των εγγραφών στη μνήμη που έκανε η αρχική συνάρτηση. Επίσης, αποφεύγεται η πρόσβαση στην μνήμη κατά την σύγκριση με το </text:span><text:span text:style-name="T86">threshold, </text:span><text:span text:style-name="T125">αφού αυτή μπορεί να γίνει απευθείας με τους </text:span><text:span text:style-name="T86">accumulator</text:span><text:span text:style-name="T87">s</text:span><text:span text:style-name="T86">. </text:span><text:span text:style-name="T126">Τέλος, γίνεται μόνο μία αποθήκευση στην μνήμη. Αν ικανοποιείται το </text:span><text:span text:style-name="T88">threshold </text:span><text:span text:style-name="T127">αποθηκεύονται τα αποτελέσματα των </text:span><text:span text:style-name="T88">accumulator, </text:span><text:span text:style-name="T127">αλλιώς</text:span><text:span text:style-name="T88"> </text:span><text:span text:style-name="T127">μηδενίζεται. Αυτή η διαδικασία μεταφράζεται στο </text:span><text:span text:style-name="T89">hardware </text:span><text:span text:style-name="T128">ως παραπάνω</text:span><text:span text:style-name="T89"> </text:span><text:span text:style-name="T90">registers</text:span><text:span text:style-name="T89"> </text:span><text:span text:style-name="T128">όπου αποθηκεύονται τα ενδιάμεσα αποτελέσματα.</text:span></text:p>
      <text:p text:style-name="P20"/>
      <text:p text:style-name="P29">Πλάτος καναλιών πινάκων</text:p>
      <text:p text:style-name="P21"><text:span text:style-name="T129">Το εργαλείο</text:span><text:span text:style-name="T102"> </text:span><text:span text:style-name="T50">Xilinx Vivado HLS</text:span> <text:span text:style-name="T130">θέτει αυτόματα το πλάτος ενός καναλιού (</text:span><text:span text:style-name="T91">bus) </text:span><text:span text:style-name="T37">ίσο με το μέγεθος του τύπου των δεδομένων που μεταφέρει. Αναγνωρίζει τους τύπους </text:span><text:span text:style-name="T39">από την</text:span><text:span text:style-name="T37"> δήλωση της συνάρτησης του επιταχυντή. </text:span><text:span text:style-name="T38">Σαν αποτέλεσμα, στους πίνακες μπορεί να </text:span><text:span text:style-name="T42">προσπελασθεί</text:span><text:span text:style-name="T38"> μόνο μια θέση ανά κύκλο</text:span><text:span text:style-name="T40"> και εμποδίζει την αύξηση της παραλληλίας στον επιταχυντή. </text:span><text:span text:style-name="T41">Πράγματι, υλοποιώντας μόνο τις προηγούμενες αποφάσεις, το </text:span><text:span text:style-name="T92">initiation interval </text:span><text:span text:style-name="T95">των</text:span><text:span text:style-name="T41"> </text:span><text:span text:style-name="T92">pipelined </text:span><text:span text:style-name="T41">επιταχυντ</text:span><text:span text:style-name="T45">ών</text:span><text:span text:style-name="T41"> είναι ίσο με </text:span><text:span text:style-name="T45">την μεταβλητή </text:span><text:span text:style-name="T95">dim</text:span><text:span text:style-name="T41">. Δηλαδή, </text:span><text:span text:style-name="T42">παράγει</text:span><text:span text:style-name="T41"> </text:span><text:span text:style-name="T48">μία dim-αδα</text:span><text:span text:style-name="T41"> αποτ</text:span><text:span text:style-name="T48">ε</text:span><text:span text:style-name="T41">λεσμ</text:span><text:span text:style-name="T48">άτων</text:span><text:span text:style-name="T41"> ανά 4 </text:span><text:span text:style-name="T45">ή 16</text:span><text:span text:style-name="T41"> κύκλους. </text:span><text:span text:style-name="T42">Επιθυμητό είναι αυτό το νούμερο να είναι το ελάχιστο δυνατό. Για να γίνει αυτό, πρέπει να ξεγελαστεί το εργαλείο ώστε να μπορούν να προσπελασθούν ταυτόχρονα περισσότερες θέσεις των πινάκων. </text:span><text:span text:style-name="T43">Πιο συγκεκριμένα, χρειάζεται να γίνει για τους πίνακες αγνώστου μεγέθους </text:span><text:span text:style-name="T93">data1 </text:span><text:span text:style-name="T43">και </text:span><text:span text:style-name="T93">data2.</text:span></text:p>
      <text:p text:style-name="P20"/>
      <text:p text:style-name="P22">Για να μεγαλώσει το πλάτος των καναλιών του επιταχυντή, αλλάζει ο τύπος των δεδομένων στη δήλωση της συνάρτησης του. <text:span text:style-name="T131">Οι δείκτες των κατάλληλων πινάκων, αντί να είναι τύπου </text:span><text:span text:style-name="T94">float, </text:span><text:span text:style-name="T44">μετατρέπονται ώστε να είναι ενός τύπου με μέγεθος ίσο με το επιθυμητό πλάτος του </text:span><text:span text:style-name="T94">bus. </text:span><text:span text:style-name="T44">Χρησιμοποιώντας την βιβλιοθήκη “</text:span><text:span text:style-name="T53">ap_int.h</text:span><text:span text:style-name="T60">”,</text:span><text:span text:style-name="T53"> </text:span><text:span text:style-name="T12">κατασκευάζεται ένας τύπος </text:span><text:span text:style-name="T60">ap_uint </text:span><text:span text:style-name="T13">με το κατάλληλο μέγεθος. Τότε, για να χρησιμοποιηθούν τα δεδομένα εισόδου, πρέπει να γίνουν </text:span><text:span text:style-name="T61">unpack</text:span><text:span text:style-name="T13"> σε μεταβλητές τύπου </text:span><text:span text:style-name="T61">float. </text:span><text:span text:style-name="T13">Επίσης, </text:span><text:span text:style-name="T14">για να αποθηκευτούν</text:span><text:span text:style-name="T13"> τα δεδομένα εξόδου</text:span><text:span text:style-name="T14">, πρέπει να </text:span><text:span text:style-name="T15">γίνουν </text:span><text:span text:style-name="T62">pack </text:span><text:span text:style-name="T15">στο νέο τύπο δεδομένων.</text:span></text:p>
      <text:p text:style-name="P24"/>
      <text:p text:style-name="P26"><text:span text:style-name="T15">Τ</text:span><text:span text:style-name="T1">ο μέγεθος του τύπου διαφέρει </text:span><text:span text:style-name="T16">σε κάθε</text:span><text:span text:style-name="T1"> υλοποίηση του επιταχυντή </text:span><text:span text:style-name="T16">λόγο διαφορετικού αρχικού </text:span><text:span text:style-name="T63">initiation interval.</text:span><text:span text:style-name="T16"> </text:span><text:span text:style-name="T17">Επίσης, περιορίζεται και από τους διαθέσιμους πόρους του </text:span><text:span text:style-name="T64">target device </text:span><text:span text:style-name="T18">καθώς</text:span><text:span text:style-name="T17"> όσο </text:span><text:span text:style-name="T19">μεγαλώνει</text:span><text:span text:style-name="T17">, </text:span><text:span text:style-name="T19">αυξάνεται</text:span><text:span text:style-name="T17"> η κατανάλωση πόρων. </text:span><text:span text:style-name="T20">Στους παρακάτω πίνακες φαίνεται πως το μέγεθος του τύπου </text:span><text:span text:style-name="T22">επηρεάζει</text:span><text:span text:style-name="T20"> το </text:span><text:span text:style-name="T65">initiation interval </text:span><text:span text:style-name="T20">και την κατανάλωση πόρων.</text:span></text:p>
      <text:p text:style-name="P48"/>
      <text:p text:style-name="P48"/>
      <text:p text:style-name="P41"><text:soft-page-break/><text:span text:style-name="T145">A</text:span><text:span text:style-name="T139">ccel4 </text:span><text:span text:style-name="T146">synthesize estimations</text:spa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row>
          <table:table-cell table:style-name="Table2.A1" office:value-type="string">
            <text:p text:style-name="P43">Size <text:span text:style-name="T133">(bits)</text:span></text:p>
          </table:table-cell>
          <table:table-cell table:style-name="Table2.A1" office:value-type="string">
            <text:p text:style-name="P44">Initiation interval <text:span text:style-name="T133">(cycles)</text:span></text:p>
          </table:table-cell>
          <table:table-cell table:style-name="Table2.A1" office:value-type="string">
            <text:p text:style-name="P43">BRAM_18K %</text:p>
          </table:table-cell>
          <table:table-cell table:style-name="Table2.A1" office:value-type="string">
            <text:p text:style-name="P43">DSP48E %</text:p>
          </table:table-cell>
          <table:table-cell table:style-name="Table2.A1" office:value-type="string">
            <text:p text:style-name="P43">FF %</text:p>
          </table:table-cell>
          <table:table-cell table:style-name="Table2.A1" office:value-type="string">
            <text:p text:style-name="P43">LUT %</text:p>
          </table:table-cell>
          <table:table-cell table:style-name="Table2.G1" office:value-type="string">
            <text:p text:style-name="P43">URAM %</text:p>
          </table:table-cell>
        </table:table-row>
        <table:table-row>
          <table:table-cell table:style-name="Table2.A2" office:value-type="string">
            <text:p text:style-name="P33">32</text:p>
          </table:table-cell>
          <table:table-cell table:style-name="Table2.A2" office:value-type="string">
            <text:p text:style-name="P34">4</text:p>
          </table:table-cell>
          <table:table-cell table:style-name="Table2.A2" office:value-type="string">
            <text:p text:style-name="P34">0</text:p>
          </table:table-cell>
          <table:table-cell table:style-name="Table2.A2" office:value-type="string">
            <text:p text:style-name="P34">9</text:p>
          </table:table-cell>
          <table:table-cell table:style-name="Table2.A2" office:value-type="string">
            <text:p text:style-name="P34">3</text:p>
          </table:table-cell>
          <table:table-cell table:style-name="Table2.A2" office:value-type="string">
            <text:p text:style-name="P34">8</text:p>
          </table:table-cell>
          <table:table-cell table:style-name="Table2.G2" office:value-type="string">
            <text:p text:style-name="P34">0</text:p>
          </table:table-cell>
        </table:table-row>
        <table:table-row>
          <table:table-cell table:style-name="Table2.A2" office:value-type="string">
            <text:p text:style-name="P33">64</text:p>
          </table:table-cell>
          <table:table-cell table:style-name="Table2.A2" office:value-type="string">
            <text:p text:style-name="P34">2</text:p>
          </table:table-cell>
          <table:table-cell table:style-name="Table2.A2" office:value-type="string">
            <text:p text:style-name="P34">0</text:p>
          </table:table-cell>
          <table:table-cell table:style-name="Table2.A2" office:value-type="string">
            <text:p text:style-name="P34">18</text:p>
          </table:table-cell>
          <table:table-cell table:style-name="Table2.A2" office:value-type="string">
            <text:p text:style-name="P37">4</text:p>
          </table:table-cell>
          <table:table-cell table:style-name="Table2.A2" office:value-type="string">
            <text:p text:style-name="P34">1<text:span text:style-name="T132">4</text:span></text:p>
          </table:table-cell>
          <table:table-cell table:style-name="Table2.G2" office:value-type="string">
            <text:p text:style-name="P34">0</text:p>
          </table:table-cell>
        </table:table-row>
        <table:table-row>
          <table:table-cell table:style-name="Table2.A2" office:value-type="string">
            <text:p text:style-name="P33">128</text:p>
          </table:table-cell>
          <table:table-cell table:style-name="Table2.A2" office:value-type="string">
            <text:p text:style-name="P34">1</text:p>
          </table:table-cell>
          <table:table-cell table:style-name="Table2.A2" office:value-type="string">
            <text:p text:style-name="P34">0</text:p>
          </table:table-cell>
          <table:table-cell table:style-name="Table2.A2" office:value-type="string">
            <text:p text:style-name="P34">36</text:p>
          </table:table-cell>
          <table:table-cell table:style-name="Table2.A2" office:value-type="string">
            <text:p text:style-name="P34">7</text:p>
          </table:table-cell>
          <table:table-cell table:style-name="Table2.A2" office:value-type="string">
            <text:p text:style-name="P34">24</text:p>
          </table:table-cell>
          <table:table-cell table:style-name="Table2.G2" office:value-type="string">
            <text:p text:style-name="P34">0</text:p>
          </table:table-cell>
        </table:table-row>
      </table:table>
      <text:p text:style-name="P49"/>
      <text:p text:style-name="P19">Accel16<text:span text:style-name="T50"> </text:span><text:span text:style-name="T69">synthesize estimations</text:span></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row>
          <table:table-cell table:style-name="Table3.A1" office:value-type="string">
            <text:p text:style-name="P43">Size <text:span text:style-name="T133">(bits)</text:span></text:p>
          </table:table-cell>
          <table:table-cell table:style-name="Table3.A1" office:value-type="string">
            <text:p text:style-name="P44">Initiation interval <text:span text:style-name="T133">(cycles)</text:span></text:p>
          </table:table-cell>
          <table:table-cell table:style-name="Table3.A1" office:value-type="string">
            <text:p text:style-name="P43">BRAM_18K %</text:p>
          </table:table-cell>
          <table:table-cell table:style-name="Table3.A1" office:value-type="string">
            <text:p text:style-name="P43">DSP48E %</text:p>
          </table:table-cell>
          <table:table-cell table:style-name="Table3.A1" office:value-type="string">
            <text:p text:style-name="P43">FF %</text:p>
          </table:table-cell>
          <table:table-cell table:style-name="Table3.A1" office:value-type="string">
            <text:p text:style-name="P43">LUT %</text:p>
          </table:table-cell>
          <table:table-cell table:style-name="Table3.G1" office:value-type="string">
            <text:p text:style-name="P43">URAM %</text:p>
          </table:table-cell>
        </table:table-row>
        <table:table-row>
          <table:table-cell table:style-name="Table3.A2" office:value-type="string">
            <text:p text:style-name="P33">32</text:p>
          </table:table-cell>
          <table:table-cell table:style-name="Table3.A2" office:value-type="string">
            <text:p text:style-name="P35">16</text:p>
          </table:table-cell>
          <table:table-cell table:style-name="Table3.A2" office:value-type="string">
            <text:p text:style-name="P35">0</text:p>
          </table:table-cell>
          <table:table-cell table:style-name="Table3.A2" office:value-type="string">
            <text:p text:style-name="P35">36</text:p>
          </table:table-cell>
          <table:table-cell table:style-name="Table3.A2" office:value-type="string">
            <text:p text:style-name="P35">27</text:p>
          </table:table-cell>
          <table:table-cell table:style-name="Table3.A2" office:value-type="string">
            <text:p text:style-name="P35">40</text:p>
          </table:table-cell>
          <table:table-cell table:style-name="Table3.G2" office:value-type="string">
            <text:p text:style-name="P35">0</text:p>
          </table:table-cell>
        </table:table-row>
        <table:table-row>
          <table:table-cell table:style-name="Table3.A2" office:value-type="string">
            <text:p text:style-name="P33">64</text:p>
          </table:table-cell>
          <table:table-cell table:style-name="Table3.A2" office:value-type="string">
            <text:p text:style-name="P35">8</text:p>
          </table:table-cell>
          <table:table-cell table:style-name="Table3.A2" office:value-type="string">
            <text:p text:style-name="P35">0</text:p>
          </table:table-cell>
          <table:table-cell table:style-name="Table3.A2" office:value-type="string">
            <text:p text:style-name="P36">72</text:p>
          </table:table-cell>
          <table:table-cell table:style-name="Table3.A2" office:value-type="string">
            <text:p text:style-name="P36">40</text:p>
          </table:table-cell>
          <table:table-cell table:style-name="Table3.A2" office:value-type="string">
            <text:p text:style-name="P36">69</text:p>
          </table:table-cell>
          <table:table-cell table:style-name="Table3.G2" office:value-type="string">
            <text:p text:style-name="P35">0</text:p>
          </table:table-cell>
        </table:table-row>
        <table:table-row>
          <table:table-cell table:style-name="Table3.A2" office:value-type="string">
            <text:p text:style-name="P33">128</text:p>
          </table:table-cell>
          <table:table-cell table:style-name="Table3.A2" office:value-type="string">
            <text:p text:style-name="P35">4</text:p>
          </table:table-cell>
          <table:table-cell table:style-name="Table3.A2" office:value-type="string">
            <text:p text:style-name="P35">0</text:p>
          </table:table-cell>
          <table:table-cell table:style-name="Table3.A2" office:value-type="string">
            <text:p text:style-name="P36">144</text:p>
          </table:table-cell>
          <table:table-cell table:style-name="Table3.A2" office:value-type="string">
            <text:p text:style-name="P37">63</text:p>
          </table:table-cell>
          <table:table-cell table:style-name="Table3.A2" office:value-type="string">
            <text:p text:style-name="P37">120</text:p>
          </table:table-cell>
          <table:table-cell table:style-name="Table3.G2" office:value-type="string">
            <text:p text:style-name="P35">0</text:p>
          </table:table-cell>
        </table:table-row>
      </table:table>
      <text:p text:style-name="Text_20_body"/>
      <text:p text:style-name="P27">Από το<text:span text:style-name="T134">υς</text:span> <text:s/>πίνακ<text:span text:style-name="T134">ες</text:span> φαίνονται οι κατάλληλες τιμές για το πλάτος του <text:span text:style-name="T50">bus</text:span>. Στον accel4 <text:span text:style-name="T133">το ελάχιστο δυνατό </text:span><text:span text:style-name="T97">initiation interval</text:span><text:span text:style-name="T133"> επιτυγχάνεται με μέγεθος ίσο με 128 </text:span><text:span text:style-name="T97">bits</text:span><text:span text:style-name="T133">. Δηλαδή, διαβάζονται και γράφονται τέσσερις </text:span><text:span text:style-name="T97">floats</text:span><text:span text:style-name="T133"> ανά κύκλο. Στον accel16, με πλάτος 128 </text:span><text:span text:style-name="T97">bits</text:span><text:span text:style-name="T133"> και παραπάνω, οι ζητούμενοι πόροι ξεπερνάνε τους διαθέσιμους. Άρα το μεγαλύτερο υλοποιήσιμ</text:span><text:span text:style-name="T99">o</text:span><text:span text:style-name="T133"> μέγεθος για την πλατφόρμα που χρησιμοποιείται είναι 64 </text:span><text:span text:style-name="T97">bits</text:span><text:span text:style-name="T133">. Τότε, διαβάζονται και γράφονται δύο </text:span><text:span text:style-name="T97">floats</text:span><text:span text:style-name="T133"> ανά κύκλο.</text:span></text:p>
      <text:p text:style-name="Text_20_body"/>
      <text:p text:style-name="P30">Μεταβλητές σταθερής υποδιαστολής</text:p>
      <text:p text:style-name="P31">Παρατηρώντας την κατασκευή των δεδομένων εισόδου <text:span text:style-name="T135">στο </text:span><text:span text:style-name="T100">test-bench</text:span><text:span text:style-name="T135">, φαίνεται ότι οι πιθανές τιμές τους είναι από 0.0 έως 9.9 με βήμα 0.1. Επίσης, οι τιμές των αποτελεσμάτων για τον accel4 είναι από 0.00 μέχρι 392.04 </text:span><text:span text:style-name="T137">1</text:span><text:span text:style-name="T135"> με βήμα 0.01. Μπορούν να χρησιμοποιηθούν αριθμοί σταθερής υποδιαστολής για τους υπολογισμούς με σκοπό την μείωση των αναγκαίων πόρων. Χρησιμοποιώντας την βιβλιοθήκη “</text:span><text:span text:style-name="T54">ap_fixed.h</text:span><text:span text:style-name="T140">”, </text:span><text:span text:style-name="T141">οι μικρότεροι </text:span><text:span text:style-name="T66">lossless</text:span><text:span text:style-name="T141"> τύποι δεδομένων που μπορούν να κατασκευαστούν είναι της μορφής ap_</text:span><text:span text:style-name="T66">ufixed</text:span><text:span text:style-name="T141">&lt;17,4&gt; για την είσοδο και </text:span><text:span text:style-name="T66">ap_ufixed</text:span><text:span text:style-name="T141">&lt;34,10&gt; για την έξοδο. Ο πρώτος αριθμός ορίζει πόσα bits είναι πριν την υποδιαστολή και ο δεύτερος πόσα την ακολουθούν. </text:span><text:span text:style-name="T142">Όλα τα δεδομένα εισόδουν πρέπει να μετατραπούν από float στον νέο τύπο για να γίνουν οι υπολογισμοί και τα αποτελέσματα πρέπει να μετατραπούν αντίστροφα για να γίνει ο </text:span><text:span text:style-name="T147">έλεγχος</text:span><text:span text:style-name="T142"> εγκυρότητας. </text:span><text:span text:style-name="T143">Στον παρακάτω πίνακα φαίνεται η </text:span><text:span text:style-name="T144">α</text:span><text:span text:style-name="T143">π</text:span><text:span text:style-name="T144">ό</text:span><text:span text:style-name="T143">δοση και </text:span><text:span text:style-name="T23">η</text:span><text:span text:style-name="T143"> κατανάλωση πόρων του accel4 με </text:span><text:span text:style-name="T67">fixed</text:span><text:span text:style-name="T143"> και </text:span><text:span text:style-name="T67">floating</text:span><text:span text:style-name="T143"> </text:span><text:span text:style-name="T67">point</text:span><text:span text:style-name="T143"> αριθμούς, χωρίς να έχει γίνει η προηγούμενη βελτιστοποίηση.</text:span></text:p>
      <text:p text:style-name="P40"><text:span text:style-name="T137">1</text:span><text:span text:style-name="T136"><draw:frame draw:style-name="fr1" draw:name="Object1" text:anchor-type="as-char" svg:y="-0.172in" svg:width="0.7047in" svg:height="0.2075in" draw:z-index="0"><draw:object xlink:href="./Object 1" xlink:type="simple" xlink:show="embed" xlink:actuate="onLoad"/><draw:image xlink:href="./ObjectReplacements/Object 1" xlink:type="simple" xlink:show="embed" xlink:actuate="onLoad"/><svg:desc>formula</svg:desc></draw:frame></text:span></text:p>
      <text:p text:style-name="P20"/>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row>
          <table:table-cell table:style-name="Table4.A1" office:value-type="string">
            <text:p text:style-name="P46"><text:span text:style-name="T150">Data </text:span>type</text:p>
          </table:table-cell>
          <table:table-cell table:style-name="Table4.A1" office:value-type="string">
            <text:p text:style-name="P46">Estimated clock</text:p>
          </table:table-cell>
          <table:table-cell table:style-name="Table4.A1" office:value-type="string">
            <text:p text:style-name="P43">BRAM_18K %</text:p>
          </table:table-cell>
          <table:table-cell table:style-name="Table4.A1" office:value-type="string">
            <text:p text:style-name="P43">DSP48E %</text:p>
          </table:table-cell>
          <table:table-cell table:style-name="Table4.A1" office:value-type="string">
            <text:p text:style-name="P43">FF %</text:p>
          </table:table-cell>
          <table:table-cell table:style-name="Table4.A1" office:value-type="string">
            <text:p text:style-name="P43">LUT %</text:p>
          </table:table-cell>
          <table:table-cell table:style-name="Table4.G1" office:value-type="string">
            <text:p text:style-name="P43">URAM %</text:p>
          </table:table-cell>
        </table:table-row>
        <table:table-row>
          <table:table-cell table:style-name="Table4.A2" office:value-type="string">
            <text:p text:style-name="P46">Float<text:span text:style-name="T152">ing</text:span> <text:span text:style-name="T151">point</text:span></text:p>
          </table:table-cell>
          <table:table-cell table:style-name="Table4.A2" office:value-type="string">
            <text:p text:style-name="P47">7.974 <text:span text:style-name="T148">± </text:span><text:span text:style-name="T149">1.25</text:span></text:p>
          </table:table-cell>
          <table:table-cell table:style-name="Table4.A2" office:value-type="string">
            <text:p text:style-name="P45">0</text:p>
          </table:table-cell>
          <table:table-cell table:style-name="Table4.A2" office:value-type="string">
            <text:p text:style-name="P45">9</text:p>
          </table:table-cell>
          <table:table-cell table:style-name="Table4.A2" office:value-type="string">
            <text:p text:style-name="P45">3</text:p>
          </table:table-cell>
          <table:table-cell table:style-name="Table4.A2" office:value-type="string">
            <text:p text:style-name="P45">8</text:p>
          </table:table-cell>
          <table:table-cell table:style-name="Table4.G2" office:value-type="string">
            <text:p text:style-name="P45">0</text:p>
          </table:table-cell>
        </table:table-row>
        <text:soft-page-break/>
        <table:table-row>
          <table:table-cell table:style-name="Table4.A2" office:value-type="string">
            <text:p text:style-name="P46">Fixed <text:span text:style-name="T151">point</text:span></text:p>
          </table:table-cell>
          <table:table-cell table:style-name="Table4.A2" office:value-type="string">
            <text:p text:style-name="P39">8.868 <text:span text:style-name="T148">± </text:span>1.25</text:p>
          </table:table-cell>
          <table:table-cell table:style-name="Table4.A2" office:value-type="string">
            <text:p text:style-name="P38">0</text:p>
          </table:table-cell>
          <table:table-cell table:style-name="Table4.A2" office:value-type="string">
            <text:p text:style-name="P38">7</text:p>
          </table:table-cell>
          <table:table-cell table:style-name="Table4.A2" office:value-type="string">
            <text:p text:style-name="P38">~0</text:p>
          </table:table-cell>
          <table:table-cell table:style-name="Table4.A2" office:value-type="string">
            <text:p text:style-name="P38">~0</text:p>
          </table:table-cell>
          <table:table-cell table:style-name="Table4.G2" office:value-type="string">
            <text:p text:style-name="P38">0</text:p>
          </table:table-cell>
        </table:table-row>
      </table:table>
      <text:p text:style-name="P20"/>
      <text:p text:style-name="P32">Πράγματι, η κατανάλωση πόρων μειώνεται, <text:span text:style-name="T153">αλλά</text:span> <text:span text:style-name="T157">δημιουργούνται δύο νέα προβλήματα. Πρώτον, το ρολόι γίνεται αισθητά πιο αργό. Επίσης, με κάθε αλλαγή στον επιταχυντή, όπως η προηγούμενη βελτιστοποίηση, η απόδοση του μειώνεται απαγορευτικά καθώς παραβιάζεται ο περιορισμός των 100MHz συχνότητας λειτουργίας. Δεύτερον, ο επιταχυντής παράγει σωστά αποτελέσματα μόνο για </text:span><text:span text:style-name="T101">test-benches</text:span><text:span text:style-name="T157"> με το ίδιο εύρος δεδομένων σαν αυτό που δίνεται. Εφόσον, δεν υπάρχει εγγύηση ότι θα χρησιμοποιηθεί μόνο με τέτοιου του είδους δεδομένα, η λύση είναι ελλιπής. Για αυτούς τους λόγους η παραπάνω αλλά αλλαγή </text:span><text:span text:style-name="T155">απορρίφθηκε</text:span><text:span text:style-name="T157">.</text:span></text:p>
      <text:p text:style-name="P11"/>
      <text:p text:style-name="P13"/>
      <text:p text:style-name="P7"/>
      <text:p text:style-name="P7"><text:tab/><text:tab/><text:tab/><text:span text:style-name="T106">Ντιρεκτήβες ΗΛΣ</text:span></text:p>
      <text:p text:style-name="P7">- <text:span text:style-name="T74">tripcount???????</text:span></text:p>
      <text:p text:style-name="P7">- <text:span text:style-name="T72">interface stable gia ta sta8era ??????????????</text:span></text:p>
      <text:p text:style-name="P16">- interface axis gia ta agnwsta / depth 1000 ????????</text:p>
      <text:p text:style-name="P16">- array partition gia pinakes pou xreiazetai na prosbastoun se polles 8eseis tautoxrona</text:p>
      <text:p text:style-name="P7"><text:span text:style-name="T72">- </text:span><text:span text:style-name="T73">unroll gia ton </text:span><text:span text:style-name="T74">mikro pinaka</text:span></text:p>
      <text:p text:style-name="P17">- pipeline</text:p>
      <text:p text:style-name="P7"><text:span text:style-name="T74">- </text:span><text:span text:style-name="T75">expresion balance</text:span></text:p>
      <text:p text:style-name="P9"/>
      <text:p text:style-name="P12">Περιγραφή λειτουργίας επιταχυντή</text:p>
      <text:p text:style-name="P14"><text:tab/><text:tab/><text:tab/>Εικονες επιταχυντή</text:p>
      <text:p text:style-name="P7"/>
      <text:p text:style-name="P7"><text:tab/><text:tab/><text:tab/><text:span text:style-name="T106">Ντιρεκτηβες ΣΔΣΟΣ</text:span></text:p>
      <text:p text:style-name="P7">- <text:span text:style-name="T75">afairesh 3 pr</text:span><text:span text:style-name="T96">w</text:span><text:span text:style-name="T75">t</text:span><text:span text:style-name="T96">w</text:span><text:span text:style-name="T75">n hls directivwn</text:span></text:p>
      <text:p text:style-name="P18">- data mem_attribute</text:p>
      <text:p text:style-name="P18">- data zero_copy</text:p>
      <text:p text:style-name="P18">- data access_pattern</text:p>
      <text:p text:style-name="P7"><text:tab/><text:tab/><text:tab/></text:p>
      <text:p text:style-name="P7"/>
      <text:p text:style-name="P7"/>
      <text:p text:style-name="P8"><text:tab/><text:tab/><text:tab/><text:span text:style-name="T106">Αξιολογηση αποδοσεων</text:span></text:p>
      <text:p text:style-name="P8"><text:span text:style-name="T71"><text:tab/><text:tab/><text:tab/></text:span><text:span text:style-name="T76">poroi gia ap_int se 4 kai 16</text:span></text:p>
      <text:p text:style-name="P7"><text:tab/><text:tab/><text:tab/><text:span text:style-name="T106">διαγραμματα χρονων και </text:span><text:span text:style-name="T71">speedup</text:span></text:p>
      <text:p text:style-name="P15"/>
      <text:p text:style-name="P15"/>
      <text:p text:style-name="P15"/>
      <text:p text:style-name="P15"/>
      <text:p text:style-name="P7"><text:span text:style-name="T71"><text:tab/><text:tab/><text:tab/></text:span><text:span text:style-name="T107">Περαιτερω βελτιώσεις</text:span></text:p>
      <text:p text:style-name="P15"/>
      <text:p text:style-name="P15">- <text:span text:style-name="T109">ap_fixed sto hls = argo roloi, ligoteroi poroi, isws me parapanw douleia douleue kalitera</text:span></text:p>
      <text:p text:style-name="P15">- <text:span text:style-name="T108">2 epitaxuntes sto sds me async kai resourse</text:span></text:p>
      <text:p text:style-name="P15"/>
      <text:p text:style-name="P7"><text:span text:style-name="T71"><text:tab/><text:tab/><text:tab/></text:span><text:span text:style-name="T106">Συμπερασματα</text:span></text:p>
      <text:p text:style-name="P7"/>
      <text:p text:style-name="P7"><text:soft-page-break/></text:p>
      <text:p text:style-name="P7"><text:tab/><text:tab/><text:tab/><text:span text:style-name="T106">Σημειωσεις</text:span></text:p>
      <text:p text:style-name="P7"/>
      <text:p text:style-name="P7"/>
      <text:p text:style-name="P7"/>
      <text:p text:style-name="P7"/>
      <text:p text:style-name="P7"/>
      <text:p text:style-name="P7"/>
      <text:p text:style-name="P7"/>
      <text:p text:style-name="P7"/>
      <text:p text:style-name="P10">για απ_φιχεδ</text:p>
      <text:p text:style-name="P5">Τα δεδομένα είναι σε μορφή <text:span text:style-name="T50">floating point </text:span>και οι πιθανές τιμές τους είναι από 0.0 έως 9.9 με βήμα 0.1. <text:span text:style-name="T119">Από αυτήν την παρατήρηση μ</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serif" svg:font-family="serif"/>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text-properties style:font-name="Liberation Sans" fo:font-family="'Liberation Sans'" style:font-family-generic="swiss" style:font-pitch="variable" fo:font-size="12pt" fo:language="el" fo:country="GR" fo:font-weight="normal" style:font-size-asian="10.5pt" style:font-weight-asian="normal" style:font-size-complex="12pt"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1.6.3$Windows_X86_64 LibreOffice_project/5896ab1714085361c45cf540f76f60673dd96a72</meta:generator>
    <dc:date>2020-01-06T21:10:35.435000000</dc:date>
    <meta:editing-duration>PT8H31M12S</meta:editing-duration>
    <meta:editing-cycles>171</meta:editing-cycles>
    <meta:document-statistic meta:table-count="4" meta:image-count="0" meta:object-count="1" meta:page-count="6" meta:paragraph-count="134" meta:word-count="1447" meta:character-count="9561" meta:non-whitespace-character-count="8209"/>
  </office:meta>
</office:document-meta>
</file>

<file path=Object 1/content.xml><?xml version="1.0" encoding="utf-8"?>
<math xmlns="http://www.w3.org/1998/Math/MathML" display="block">
  <semantics>
    <mrow>
      <mi mathvariant="italic">dim</mi>
      <mo stretchy="false">∗</mo>
      <msup>
        <mn>9.9</mn>
        <mn>2</mn>
      </msup>
    </mrow>
    <annotation encoding="StarMath 5.0">dim * 9.9 ^2</annotation>
  </semantics>
</math>
</file>